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Arial" svg:font-family="Arial" style:font-family-generic="swiss" style:font-pitch="variable" svg:panose-1="2 11 6 4 2 2 2 2 2 4"/>
    <style:font-face style:name="文鼎粗圓" svg:font-family="文鼎粗圓" style:font-family-generic="modern" style:font-pitch="fixed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style:snap-to-layout-grid="false" fo:text-align="center"/>
      <style:text-properties style:font-name-asian="標楷體" fo:font-weight="bold" style:font-weight-asian="bold" style:letter-kerning="false" fo:font-size="20pt" style:font-size-asian="20pt"/>
    </style:style>
    <style:style style:name="P2" style:parent-style-name="內文" style:family="paragraph">
      <style:paragraph-properties fo:line-height="0.3472in"/>
      <style:text-properties style:font-name-asian="標楷體" style:letter-kerning="false" fo:font-size="14pt" style:font-size-asian="14pt" style:font-size-complex="14pt"/>
    </style:style>
    <style:style style:name="P3" style:parent-style-name="內文" style:family="paragraph">
      <style:paragraph-properties fo:line-height="0.2777in"/>
    </style:style>
    <style:style style:name="T4" style:parent-style-name="預設段落字型" style:family="text">
      <style:text-properties style:font-name-asian="標楷體" style:letter-kerning="false" fo:font-size="14pt" style:font-size-asian="14pt"/>
    </style:style>
    <style:style style:name="T5" style:parent-style-name="預設段落字型" style:family="text">
      <style:text-properties style:font-name-asian="標楷體" style:letter-kerning="false" fo:font-size="14pt" style:font-size-asian="14pt"/>
    </style:style>
    <style:style style:name="T6" style:parent-style-name="預設段落字型" style:family="text">
      <style:text-properties style:font-name-asian="標楷體" style:font-weight-complex="bold" style:letter-kerning="false" fo:font-size="14pt" style:font-size-asian="14pt"/>
    </style:style>
    <style:style style:name="T7" style:parent-style-name="預設段落字型" style:family="text">
      <style:text-properties style:font-name-asian="標楷體" style:font-weight-complex="bold" style:letter-kerning="false" fo:font-size="14pt" style:font-size-asian="14pt"/>
    </style:style>
    <style:style style:name="T8" style:parent-style-name="預設段落字型" style:family="text">
      <style:text-properties style:font-name-asian="標楷體" style:letter-kerning="false" fo:font-size="14pt" style:font-size-asian="14pt"/>
    </style:style>
    <style:style style:name="T9" style:parent-style-name="預設段落字型" style:family="text">
      <style:text-properties style:font-name-asian="標楷體" style:letter-kerning="false" fo:font-size="14pt" style:font-size-asian="14pt"/>
    </style:style>
    <style:style style:name="T10" style:parent-style-name="預設段落字型" style:family="text">
      <style:text-properties style:font-name-asian="標楷體" style:letter-kerning="false" fo:font-size="14pt" style:font-size-asian="14pt"/>
    </style:style>
    <style:style style:name="T11" style:parent-style-name="預設段落字型" style:family="text">
      <style:text-properties style:font-name-asian="標楷體" style:letter-kerning="false" fo:font-size="14pt" style:font-size-asian="14pt"/>
    </style:style>
    <style:style style:name="T12" style:parent-style-name="預設段落字型" style:family="text">
      <style:text-properties style:font-name-asian="標楷體" style:letter-kerning="false" fo:font-size="14pt" style:font-size-asian="14pt"/>
    </style:style>
    <style:style style:name="T13" style:parent-style-name="預設段落字型" style:family="text">
      <style:text-properties style:font-name-asian="標楷體" style:letter-kerning="false" fo:font-size="14pt" style:font-size-asian="14pt" style:text-underline-type="single" style:text-underline-style="solid" style:text-underline-width="auto" style:text-underline-mode="continuous"/>
    </style:style>
    <style:style style:name="T14" style:parent-style-name="預設段落字型" style:family="text">
      <style:text-properties style:font-name-asian="標楷體" style:letter-kerning="false" fo:font-size="14pt" style:font-size-asian="14pt"/>
    </style:style>
    <style:style style:name="T15" style:parent-style-name="預設段落字型" style:family="text">
      <style:text-properties style:font-name-asian="標楷體" style:letter-kerning="false" fo:font-size="14pt" style:font-size-asian="14pt"/>
    </style:style>
    <style:style style:name="T16" style:parent-style-name="預設段落字型" style:family="text">
      <style:text-properties style:font-name-asian="標楷體" style:letter-kerning="false" fo:font-size="14pt" style:font-size-asian="14pt"/>
    </style:style>
    <style:style style:name="T17" style:parent-style-name="預設段落字型" style:family="text">
      <style:text-properties style:font-name-asian="標楷體" style:letter-kerning="false" fo:font-size="14pt" style:font-size-asian="14pt" style:text-underline-type="single" style:text-underline-style="solid" style:text-underline-width="auto" style:text-underline-mode="continuous"/>
    </style:style>
    <style:style style:name="T18" style:parent-style-name="預設段落字型" style:family="text">
      <style:text-properties style:font-name-asian="標楷體" style:letter-kerning="false" fo:font-size="14pt" style:font-size-asian="14pt"/>
    </style:style>
    <style:style style:name="T19" style:parent-style-name="預設段落字型" style:family="text">
      <style:text-properties style:font-name-asian="標楷體" style:letter-kerning="false" fo:font-size="14pt" style:font-size-asian="14pt" style:text-underline-type="single" style:text-underline-style="solid" style:text-underline-width="auto" style:text-underline-mode="continuous"/>
    </style:style>
    <style:style style:name="T20" style:parent-style-name="預設段落字型" style:family="text">
      <style:text-properties style:font-name-asian="標楷體" style:letter-kerning="false" fo:font-size="14pt" style:font-size-asian="14pt"/>
    </style:style>
    <style:style style:name="T21" style:parent-style-name="預設段落字型" style:family="text">
      <style:text-properties style:font-name-asian="標楷體" style:letter-kerning="false" fo:font-size="14pt" style:font-size-asian="14pt"/>
    </style:style>
    <style:style style:name="T22" style:parent-style-name="預設段落字型" style:family="text">
      <style:text-properties style:font-name-asian="標楷體" style:letter-kerning="false" fo:font-size="14pt" style:font-size-asian="14pt"/>
    </style:style>
    <style:style style:name="T23" style:parent-style-name="預設段落字型" style:family="text">
      <style:text-properties style:font-name-asian="標楷體" style:letter-kerning="false" fo:font-size="14pt" style:font-size-asian="14pt"/>
    </style:style>
    <style:style style:name="T24" style:parent-style-name="預設段落字型" style:family="text">
      <style:text-properties style:font-name-asian="標楷體" style:letter-kerning="false" fo:font-size="14pt" style:font-size-asian="14pt"/>
    </style:style>
    <style:style style:name="T25" style:parent-style-name="預設段落字型" style:family="text">
      <style:text-properties style:font-name-asian="標楷體" style:letter-kerning="false" fo:font-size="14pt" style:font-size-asian="14pt" style:text-underline-type="single" style:text-underline-style="solid" style:text-underline-width="auto" style:text-underline-mode="continuous"/>
    </style:style>
    <style:style style:name="T26" style:parent-style-name="預設段落字型" style:family="text">
      <style:text-properties style:font-name-asian="標楷體" style:letter-kerning="false" fo:font-size="14pt" style:font-size-asian="14pt"/>
    </style:style>
    <style:style style:name="T27" style:parent-style-name="預設段落字型" style:family="text">
      <style:text-properties style:font-name-asian="標楷體" style:letter-kerning="false" fo:font-size="14pt" style:font-size-asian="14pt"/>
    </style:style>
    <style:style style:name="T28" style:parent-style-name="預設段落字型" style:family="text">
      <style:text-properties style:font-name-asian="標楷體" style:letter-kerning="false" fo:font-size="14pt" style:font-size-asian="14pt"/>
    </style:style>
    <style:style style:name="T29" style:parent-style-name="預設段落字型" style:family="text">
      <style:text-properties style:font-name-asian="標楷體" style:letter-kerning="false" fo:font-size="14pt" style:font-size-asian="14pt"/>
    </style:style>
    <style:style style:name="T30" style:parent-style-name="預設段落字型" style:family="text">
      <style:text-properties style:font-name-asian="標楷體" style:letter-kerning="false" fo:font-size="14pt" style:font-size-asian="14pt"/>
    </style:style>
    <style:style style:name="T31" style:parent-style-name="預設段落字型" style:family="text">
      <style:text-properties style:font-name-asian="標楷體" style:letter-kerning="false" fo:font-size="14pt" style:font-size-asian="14pt"/>
    </style:style>
    <style:style style:name="T32" style:parent-style-name="預設段落字型" style:family="text">
      <style:text-properties style:font-name-asian="標楷體" style:letter-kerning="false" fo:font-size="14pt" style:font-size-asian="14pt"/>
    </style:style>
    <style:style style:name="T33" style:parent-style-name="預設段落字型" style:family="text">
      <style:text-properties style:font-name-asian="標楷體" style:letter-kerning="false" fo:font-size="14pt" style:font-size-asian="14pt"/>
    </style:style>
    <style:style style:name="T34" style:parent-style-name="預設段落字型" style:family="text">
      <style:text-properties style:font-name-asian="標楷體" style:letter-kerning="false" fo:font-size="14pt" style:font-size-asian="14pt"/>
    </style:style>
    <style:style style:name="T35" style:parent-style-name="預設段落字型" style:family="text">
      <style:text-properties style:font-name-asian="標楷體" style:letter-kerning="false" fo:font-size="14pt" style:font-size-asian="14pt" style:font-size-complex="10pt"/>
    </style:style>
    <style:style style:name="P36" style:parent-style-name="內文" style:family="paragraph">
      <style:paragraph-properties fo:text-align="justify"/>
      <style:text-properties style:font-name-asian="標楷體" style:letter-kerning="false" fo:font-size="10pt" style:font-size-asian="10pt" style:font-size-complex="10pt"/>
    </style:style>
    <style:style style:name="P37" style:parent-style-name="標題2" style:family="paragraph">
      <style:paragraph-properties fo:text-indent="0.3333in"/>
    </style:style>
    <style:style style:name="T38" style:parent-style-name="預設段落字型" style:family="text">
      <style:text-properties style:font-name="Times New Roman" style:letter-kerning="false" fo:font-size="10pt" style:font-size-asian="10pt"/>
    </style:style>
    <style:style style:name="P39" style:parent-style-name="內文" style:family="paragraph">
      <style:paragraph-properties fo:text-indent="0.1111in"/>
    </style:style>
    <style:style style:name="T40" style:parent-style-name="預設段落字型" style:family="text">
      <style:text-properties style:font-name="文鼎粗圓" style:font-name-asian="文鼎粗圓" fo:font-size="8pt" style:font-size-asian="8pt"/>
    </style:style>
    <style:style style:name="T41" style:parent-style-name="預設段落字型" style:family="text">
      <style:text-properties style:font-name="文鼎粗圓" style:font-name-asian="文鼎粗圓" fo:font-size="8pt" style:font-size-asian="8pt"/>
    </style:style>
    <style:style style:name="T42" style:parent-style-name="預設段落字型" style:family="text">
      <style:text-properties style:font-name="文鼎粗圓" style:font-name-asian="文鼎粗圓" fo:font-size="8pt" style:font-size-asian="8pt"/>
    </style:style>
    <style:style style:name="T43" style:parent-style-name="預設段落字型" style:family="text">
      <style:text-properties style:font-name="文鼎粗圓" style:font-name-asian="文鼎粗圓" fo:font-size="8pt" style:font-size-asian="8pt"/>
    </style:style>
    <style:style style:name="T44" style:parent-style-name="預設段落字型" style:family="text">
      <style:text-properties style:font-name="Times New Roman" style:letter-kerning="false" fo:font-size="10pt" style:font-size-asian="10pt"/>
    </style:style>
    <style:style style:name="P45" style:parent-style-name="內文" style:family="paragraph">
      <style:paragraph-properties fo:text-indent="0.1111in"/>
    </style:style>
    <style:style style:name="T46" style:parent-style-name="預設段落字型" style:family="text">
      <style:text-properties style:font-name="標楷體" style:font-name-asian="標楷體" fo:font-size="8pt" style:font-size-asian="8pt"/>
    </style:style>
    <style:style style:name="T47" style:parent-style-name="預設段落字型" style:family="text">
      <style:text-properties style:font-name="Times New Roman" style:letter-kerning="false"/>
    </style:style>
    <style:style style:name="P48" style:parent-style-name="標題" style:family="paragraph">
      <style:paragraph-properties fo:text-align="start" fo:line-height="0.2222in" fo:margin-left="0.5in">
        <style:tab-stops/>
      </style:paragraph-properties>
    </style:style>
    <style:style style:name="T49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 style:font-size-complex="10pt"/>
    </style:style>
    <style:style style:name="T50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 style:font-size-complex="10pt"/>
    </style:style>
    <style:style style:name="T51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 style:text-underline-type="single" style:text-underline-style="solid" style:text-underline-width="auto" style:text-underline-mode="continuous"/>
    </style:style>
    <style:style style:name="T52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 style:text-underline-type="single" style:text-underline-style="solid" style:text-underline-width="auto" style:text-underline-mode="continuous"/>
    </style:style>
    <style:style style:name="T53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 style:text-underline-type="single" style:text-underline-style="solid" style:text-underline-width="auto" style:text-underline-mode="continuous"/>
    </style:style>
    <style:style style:name="T54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 style:font-size-complex="10pt"/>
    </style:style>
    <style:style style:name="T55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 style:font-size-complex="10pt"/>
    </style:style>
    <style:style style:name="T56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 style:font-size-complex="10pt"/>
    </style:style>
    <style:style style:name="P57" style:parent-style-name="標題" style:family="paragraph">
      <style:paragraph-properties fo:text-align="start" fo:line-height="0.2222in" fo:margin-left="0.5in">
        <style:tab-stops/>
      </style:paragraph-properties>
    </style:style>
    <style:style style:name="T58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 style:font-size-complex="10pt"/>
    </style:style>
    <style:style style:name="T59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 style:font-size-complex="10pt"/>
    </style:style>
    <style:style style:name="T60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 style:font-size-complex="10pt"/>
    </style:style>
    <style:style style:name="T61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 style:font-size-complex="10pt"/>
    </style:style>
    <style:style style:name="T62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 style:font-size-complex="10pt"/>
    </style:style>
    <style:style style:name="T63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 style:font-size-complex="10pt"/>
    </style:style>
    <style:style style:name="T64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 style:font-size-complex="10pt" style:text-underline-type="single" style:text-underline-style="solid" style:text-underline-width="auto" style:text-underline-mode="continuous"/>
    </style:style>
    <style:style style:name="P65" style:parent-style-name="標題" style:family="paragraph">
      <style:paragraph-properties fo:text-align="start" fo:line-height="0.2222in" fo:margin-left="0.5in">
        <style:tab-stops/>
      </style:paragraph-properties>
    </style:style>
    <style:style style:name="T66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 style:font-size-complex="10pt"/>
    </style:style>
    <style:style style:name="T67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 style:font-size-complex="10pt"/>
    </style:style>
    <style:style style:name="T68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 style:text-underline-type="single" style:text-underline-style="solid" style:text-underline-width="auto" style:text-underline-mode="continuous"/>
    </style:style>
    <style:style style:name="T69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 style:text-underline-type="single" style:text-underline-style="solid" style:text-underline-width="auto" style:text-underline-mode="continuous"/>
    </style:style>
    <style:style style:name="T70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/>
    </style:style>
    <style:style style:name="T71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 style:font-size-complex="10pt"/>
    </style:style>
    <style:style style:name="T72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 style:font-size-complex="10pt"/>
    </style:style>
    <style:style style:name="T73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 style:font-size-complex="10pt"/>
    </style:style>
    <style:style style:name="P74" style:parent-style-name="標題" style:family="paragraph">
      <style:paragraph-properties fo:text-align="start" fo:line-height="0.2222in" fo:margin-left="0.5in">
        <style:tab-stops/>
      </style:paragraph-properties>
    </style:style>
    <style:style style:name="T75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 style:font-size-complex="10pt"/>
    </style:style>
    <style:style style:name="T76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 style:font-size-complex="10pt"/>
    </style:style>
    <style:style style:name="T77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 style:font-size-complex="10pt"/>
    </style:style>
    <style:style style:name="T78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 style:font-size-complex="10pt"/>
    </style:style>
    <style:style style:name="T79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 style:font-size-complex="10pt"/>
    </style:style>
    <style:style style:name="T80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 style:font-size-complex="10pt" style:text-underline-type="single" style:text-underline-style="solid" style:text-underline-width="auto" style:text-underline-mode="continuous"/>
    </style:style>
    <style:style style:name="P81" style:parent-style-name="標題" style:family="paragraph">
      <style:paragraph-properties fo:text-align="start" fo:line-height="0.2222in" fo:margin-left="0.5in">
        <style:tab-stops/>
      </style:paragraph-properties>
    </style:style>
    <style:style style:name="T82" style:parent-style-name="預設段落字型" style:family="text">
      <style:text-properties style:font-name-asian="標楷體" fo:font-weight="normal" style:font-weight-asian="normal" style:letter-kerning="false" fo:font-size="12pt" style:font-size-asian="12pt"/>
    </style:style>
    <style:style style:name="T83" style:parent-style-name="預設段落字型" style:family="text">
      <style:text-properties style:font-name-asian="標楷體" fo:font-weight="normal" style:font-weight-asian="normal" style:letter-kerning="false" fo:font-size="12pt" style:font-size-asian="12pt"/>
    </style:style>
    <style:style style:name="T84" style:parent-style-name="預設段落字型" style:family="text">
      <style:text-properties style:font-name-asian="標楷體" fo:font-weight="normal" style:font-weight-asian="normal" style:letter-kerning="false" fo:font-size="12pt" style:font-size-asian="12pt" style:text-underline-type="single" style:text-underline-style="solid" style:text-underline-width="auto" style:text-underline-mode="continuous"/>
    </style:style>
    <style:style style:name="P85" style:parent-style-name="標題" style:family="paragraph">
      <style:paragraph-properties fo:text-align="start" fo:line-height="0.2222in" fo:margin-left="0.5in">
        <style:tab-stops/>
      </style:paragraph-properties>
    </style:style>
    <style:style style:name="T86" style:parent-style-name="預設段落字型" style:family="text">
      <style:text-properties style:font-name-asian="標楷體" fo:font-weight="normal" style:font-weight-asian="normal" style:letter-kerning="false" fo:font-size="12pt" style:font-size-asian="12pt"/>
    </style:style>
    <style:style style:name="T87" style:parent-style-name="預設段落字型" style:family="text">
      <style:text-properties style:font-name-asian="標楷體" fo:font-weight="normal" style:font-weight-asian="normal" style:letter-kerning="false" fo:font-size="12pt" style:font-size-asian="12pt" style:text-underline-type="single" style:text-underline-style="solid" style:text-underline-width="auto" style:text-underline-mode="continuous"/>
    </style:style>
    <style:style style:name="P88" style:parent-style-name="本文" style:family="paragraph">
      <style:paragraph-properties fo:line-height="0.2777in"/>
      <style:text-properties style:font-name-asian="標楷體" style:letter-kerning="false"/>
    </style:style>
    <style:style style:name="P89" style:parent-style-name="標題" style:family="paragraph">
      <style:paragraph-properties fo:text-align="justify" fo:line-height="0.2222in" fo:margin-left="0.5in">
        <style:tab-stops/>
      </style:paragraph-properties>
    </style:style>
    <style:style style:name="T90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 style:font-size-complex="10pt"/>
    </style:style>
    <style:style style:name="T91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 style:font-size-complex="10pt"/>
    </style:style>
    <style:style style:name="T92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 style:font-size-complex="10pt"/>
    </style:style>
    <style:style style:name="T93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/>
    </style:style>
    <style:style style:name="T94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 style:text-underline-type="single" style:text-underline-style="solid" style:text-underline-width="auto" style:text-underline-mode="continuous"/>
    </style:style>
    <style:style style:name="T95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 style:text-underline-type="single" style:text-underline-style="solid" style:text-underline-width="auto" style:text-underline-mode="continuous"/>
    </style:style>
    <style:style style:name="T96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 style:text-underline-type="single" style:text-underline-style="solid" style:text-underline-width="auto" style:text-underline-mode="continuous"/>
    </style:style>
    <style:style style:name="T97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 style:text-underline-type="single" style:text-underline-style="solid" style:text-underline-width="auto" style:text-underline-mode="continuous"/>
    </style:style>
    <style:style style:name="T98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 style:font-size-complex="10pt"/>
    </style:style>
    <style:style style:name="T99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 style:font-size-complex="10pt"/>
    </style:style>
    <style:style style:name="T100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 style:font-size-complex="10pt"/>
    </style:style>
    <style:style style:name="T101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 style:font-size-complex="10pt"/>
    </style:style>
    <style:style style:name="P102" style:parent-style-name="標題" style:family="paragraph">
      <style:paragraph-properties fo:text-align="justify" fo:line-height="0.2222in" fo:margin-left="0.5in">
        <style:tab-stops/>
      </style:paragraph-properties>
    </style:style>
    <style:style style:name="T103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 style:font-size-complex="10pt"/>
    </style:style>
    <style:style style:name="T104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 style:font-size-complex="10pt"/>
    </style:style>
    <style:style style:name="T105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 style:font-size-complex="10pt"/>
    </style:style>
    <style:style style:name="T106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 style:font-size-complex="10pt"/>
    </style:style>
    <style:style style:name="T107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/>
    </style:style>
    <style:style style:name="T108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 style:text-underline-type="single" style:text-underline-style="solid" style:text-underline-width="auto" style:text-underline-mode="continuous"/>
    </style:style>
    <style:style style:name="P109" style:parent-style-name="標題" style:family="paragraph">
      <style:paragraph-properties fo:text-align="justify" fo:line-height="0.2222in" fo:margin-left="0.5in">
        <style:tab-stops/>
      </style:paragraph-properties>
    </style:style>
    <style:style style:name="T110" style:parent-style-name="預設段落字型" style:family="text">
      <style:text-properties style:font-name-asian="標楷體" fo:font-weight="normal" style:font-weight-asian="normal" style:letter-kerning="false" fo:font-size="12pt" style:font-size-asian="12pt"/>
    </style:style>
    <style:style style:name="T111" style:parent-style-name="預設段落字型" style:family="text">
      <style:text-properties style:font-name-asian="標楷體" fo:font-weight="normal" style:font-weight-asian="normal" style:letter-kerning="false" fo:font-size="12pt" style:font-size-asian="12pt"/>
    </style:style>
    <style:style style:name="T112" style:parent-style-name="預設段落字型" style:family="text">
      <style:text-properties style:font-name-asian="標楷體" fo:font-weight="normal" style:font-weight-asian="normal" style:letter-kerning="false" fo:font-size="12pt" style:font-size-asian="12pt" style:text-underline-type="single" style:text-underline-style="solid" style:text-underline-width="auto" style:text-underline-mode="continuous"/>
    </style:style>
    <style:style style:name="P113" style:parent-style-name="標題" style:family="paragraph">
      <style:paragraph-properties fo:text-align="justify" fo:line-height="0.2222in" fo:margin-left="0.5in">
        <style:tab-stops/>
      </style:paragraph-properties>
    </style:style>
    <style:style style:name="T114" style:parent-style-name="預設段落字型" style:family="text">
      <style:text-properties style:font-name-asian="標楷體" fo:font-weight="normal" style:font-weight-asian="normal" style:letter-kerning="false" fo:font-size="12pt" style:font-size-asian="12pt"/>
    </style:style>
    <style:style style:name="T115" style:parent-style-name="預設段落字型" style:family="text">
      <style:text-properties style:font-name-asian="標楷體" fo:font-weight="normal" style:font-weight-asian="normal" style:letter-kerning="false" fo:font-size="12pt" style:font-size-asian="12pt" style:text-underline-type="single" style:text-underline-style="solid" style:text-underline-width="auto" style:text-underline-mode="continuous"/>
    </style:style>
    <style:style style:name="P116" style:parent-style-name="內文" style:family="paragraph">
      <style:paragraph-properties fo:text-align="justify" fo:line-height="0.2777in" fo:text-indent="0.3333in"/>
    </style:style>
    <style:style style:name="T117" style:parent-style-name="預設段落字型" style:family="text">
      <style:text-properties style:font-name-asian="標楷體" fo:font-weight="bold" style:font-weight-asian="bold" style:font-weight-complex="bold" style:letter-kerning="false"/>
    </style:style>
    <style:style style:name="T118" style:parent-style-name="預設段落字型" style:family="text">
      <style:text-properties style:font-name-asian="標楷體" fo:font-weight="bold" style:font-weight-asian="bold" style:font-weight-complex="bold" style:letter-kerning="false"/>
    </style:style>
    <style:style style:name="T119" style:parent-style-name="預設段落字型" style:family="text">
      <style:text-properties style:font-name-asian="標楷體" fo:font-weight="bold" style:font-weight-asian="bold" style:font-weight-complex="bold" style:letter-kerning="false"/>
    </style:style>
    <style:style style:name="T120" style:parent-style-name="預設段落字型" style:family="text">
      <style:text-properties style:font-name-asian="標楷體" fo:font-weight="bold" style:font-weight-asian="bold" style:font-weight-complex="bold" style:letter-kerning="false"/>
    </style:style>
    <style:style style:name="T121" style:parent-style-name="預設段落字型" style:family="text">
      <style:text-properties style:font-name-asian="標楷體" fo:font-weight="bold" style:font-weight-asian="bold" style:font-weight-complex="bold" style:letter-kerning="false"/>
    </style:style>
    <style:style style:name="T122" style:parent-style-name="預設段落字型" style:family="text">
      <style:text-properties style:font-name-asian="標楷體" fo:font-weight="bold" style:font-weight-asian="bold" style:font-weight-complex="bold" style:letter-kerning="false" style:font-size-complex="10pt"/>
    </style:style>
    <style:style style:name="T123" style:parent-style-name="預設段落字型" style:family="text">
      <style:text-properties style:font-name-asian="標楷體" fo:font-weight="bold" style:font-weight-asian="bold" style:font-weight-complex="bold" style:letter-kerning="false" style:font-size-complex="10pt"/>
    </style:style>
    <style:style style:name="T124" style:parent-style-name="預設段落字型" style:family="text">
      <style:text-properties style:font-name-asian="標楷體" fo:font-weight="bold" style:font-weight-asian="bold" style:font-weight-complex="bold" style:letter-kerning="false" style:font-size-complex="10pt"/>
    </style:style>
    <style:style style:name="T125" style:parent-style-name="預設段落字型" style:family="text">
      <style:text-properties style:font-name-asian="標楷體" fo:font-weight="bold" style:font-weight-asian="bold" style:font-weight-complex="bold" style:letter-kerning="false" style:font-size-complex="10pt"/>
    </style:style>
    <style:style style:name="T126" style:parent-style-name="預設段落字型" style:family="text">
      <style:text-properties style:font-name-asian="標楷體" fo:font-weight="bold" style:font-weight-asian="bold" style:font-weight-complex="bold" style:letter-kerning="false" style:font-size-complex="10pt"/>
    </style:style>
    <style:style style:name="P127" style:parent-style-name="標題" style:family="paragraph">
      <style:paragraph-properties fo:text-align="justify" fo:line-height="0.2222in" fo:margin-left="0.5in">
        <style:tab-stops/>
      </style:paragraph-properties>
    </style:style>
    <style:style style:name="T128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 style:font-size-complex="10pt"/>
    </style:style>
    <style:style style:name="T129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 style:font-size-complex="10pt"/>
    </style:style>
    <style:style style:name="T130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 style:font-size-complex="10pt"/>
    </style:style>
    <style:style style:name="T131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/>
    </style:style>
    <style:style style:name="T132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 style:text-underline-type="single" style:text-underline-style="solid" style:text-underline-width="auto" style:text-underline-mode="continuous"/>
    </style:style>
    <style:style style:name="T133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 style:text-underline-type="single" style:text-underline-style="solid" style:text-underline-width="auto" style:text-underline-mode="continuous"/>
    </style:style>
    <style:style style:name="T134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 style:text-underline-type="single" style:text-underline-style="solid" style:text-underline-width="auto" style:text-underline-mode="continuous"/>
    </style:style>
    <style:style style:name="T135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/>
    </style:style>
    <style:style style:name="T136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 style:font-size-complex="10pt"/>
    </style:style>
    <style:style style:name="T137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 style:font-size-complex="10pt"/>
    </style:style>
    <style:style style:name="T138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 style:font-size-complex="10pt"/>
    </style:style>
    <style:style style:name="P139" style:parent-style-name="標題" style:family="paragraph">
      <style:paragraph-properties fo:text-align="justify" fo:line-height="0.2222in" fo:margin-left="0.5in">
        <style:tab-stops/>
      </style:paragraph-properties>
    </style:style>
    <style:style style:name="T140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 style:font-size-complex="10pt"/>
    </style:style>
    <style:style style:name="T141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 style:font-size-complex="10pt"/>
    </style:style>
    <style:style style:name="T142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 style:font-size-complex="10pt"/>
    </style:style>
    <style:style style:name="T143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 style:font-size-complex="10pt"/>
    </style:style>
    <style:style style:name="T144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/>
    </style:style>
    <style:style style:name="T145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 style:text-underline-type="single" style:text-underline-style="solid" style:text-underline-width="auto" style:text-underline-mode="continuous"/>
    </style:style>
    <style:style style:name="P146" style:parent-style-name="標題" style:family="paragraph">
      <style:paragraph-properties fo:text-align="justify" fo:line-height="0.2222in" fo:margin-left="0.5in">
        <style:tab-stops/>
      </style:paragraph-properties>
    </style:style>
    <style:style style:name="T147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 style:font-size-complex="10pt"/>
    </style:style>
    <style:style style:name="T148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 style:font-size-complex="10pt"/>
    </style:style>
    <style:style style:name="T149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 style:font-size-complex="10pt"/>
    </style:style>
    <style:style style:name="T150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/>
    </style:style>
    <style:style style:name="T151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 style:text-underline-type="single" style:text-underline-style="solid" style:text-underline-width="auto" style:text-underline-mode="continuous"/>
    </style:style>
    <style:style style:name="T152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 style:font-size-complex="10pt"/>
    </style:style>
    <style:style style:name="T153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 style:font-size-complex="10pt"/>
    </style:style>
    <style:style style:name="T154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 style:font-size-complex="10pt"/>
    </style:style>
    <style:style style:name="P155" style:parent-style-name="標題" style:family="paragraph">
      <style:paragraph-properties fo:text-align="justify" fo:line-height="0.2222in" fo:margin-left="0.5in">
        <style:tab-stops/>
      </style:paragraph-properties>
    </style:style>
    <style:style style:name="T156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 style:font-size-complex="10pt"/>
    </style:style>
    <style:style style:name="T157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 style:font-size-complex="10pt"/>
    </style:style>
    <style:style style:name="T158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 style:font-size-complex="10pt"/>
    </style:style>
    <style:style style:name="T159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 style:font-size-complex="10pt"/>
    </style:style>
    <style:style style:name="T160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/>
    </style:style>
    <style:style style:name="T161" style:parent-style-name="預設段落字型" style:family="text">
      <style:text-properties style:font-name-asian="標楷體" fo:font-weight="normal" style:font-weight-asian="normal" style:font-weight-complex="normal" style:letter-kerning="false" fo:font-size="12pt" style:font-size-asian="12pt" style:text-underline-type="single" style:text-underline-style="solid" style:text-underline-width="auto" style:text-underline-mode="continuous"/>
    </style:style>
    <style:style style:name="P162" style:parent-style-name="標題" style:family="paragraph">
      <style:paragraph-properties fo:text-align="justify" fo:line-height="0.2222in" fo:margin-left="0.5in">
        <style:tab-stops/>
      </style:paragraph-properties>
    </style:style>
    <style:style style:name="T163" style:parent-style-name="預設段落字型" style:family="text">
      <style:text-properties style:font-name-asian="標楷體" fo:font-weight="normal" style:font-weight-asian="normal" style:letter-kerning="false" fo:font-size="12pt" style:font-size-asian="12pt"/>
    </style:style>
    <style:style style:name="T164" style:parent-style-name="預設段落字型" style:family="text">
      <style:text-properties style:font-name-asian="標楷體" fo:font-weight="normal" style:font-weight-asian="normal" style:letter-kerning="false" fo:font-size="12pt" style:font-size-asian="12pt" style:text-underline-type="single" style:text-underline-style="solid" style:text-underline-width="auto" style:text-underline-mode="continuous"/>
    </style:style>
    <style:style style:name="P165" style:parent-style-name="標題" style:family="paragraph">
      <style:paragraph-properties fo:text-align="justify" fo:line-height="0.2222in" fo:margin-left="0.5in">
        <style:tab-stops/>
      </style:paragraph-properties>
    </style:style>
    <style:style style:name="T166" style:parent-style-name="預設段落字型" style:family="text">
      <style:text-properties style:font-name-asian="標楷體" fo:font-weight="normal" style:font-weight-asian="normal" style:letter-kerning="false" fo:font-size="12pt" style:font-size-asian="12pt"/>
    </style:style>
    <style:style style:name="T167" style:parent-style-name="預設段落字型" style:family="text">
      <style:text-properties style:font-name-asian="標楷體" fo:font-weight="normal" style:font-weight-asian="normal" style:letter-kerning="false" fo:font-size="12pt" style:font-size-asian="12pt"/>
    </style:style>
    <style:style style:name="T168" style:parent-style-name="預設段落字型" style:family="text">
      <style:text-properties style:font-name-asian="標楷體" fo:font-weight="normal" style:font-weight-asian="normal" style:letter-kerning="false" fo:font-size="12pt" style:font-size-asian="12pt"/>
    </style:style>
    <style:style style:name="T169" style:parent-style-name="預設段落字型" style:family="text">
      <style:text-properties style:font-name-asian="標楷體" fo:font-weight="normal" style:font-weight-asian="normal" style:letter-kerning="false" fo:font-size="12pt" style:font-size-asian="12pt" style:text-underline-type="single" style:text-underline-style="solid" style:text-underline-width="auto" style:text-underline-mode="continuous"/>
    </style:style>
    <style:style style:name="P170" style:parent-style-name="內文" style:family="paragraph">
      <style:paragraph-properties fo:text-indent="1.3333in"/>
    </style:style>
    <style:style style:name="T171" style:parent-style-name="預設段落字型" style:family="text">
      <style:text-properties style:font-name-asian="標楷體" style:letter-kerning="false" style:font-size-complex="14pt" fo:language="en" fo:country="AU"/>
    </style:style>
    <style:style style:name="T172" style:parent-style-name="預設段落字型" style:family="text">
      <style:text-properties style:font-name-asian="標楷體" style:letter-kerning="false" style:font-size-complex="14pt" fo:language="en" fo:country="AU"/>
    </style:style>
    <style:style style:name="T173" style:parent-style-name="預設段落字型" style:family="text">
      <style:text-properties style:font-name-asian="標楷體" style:letter-kerning="false" style:text-underline-type="single" style:text-underline-style="solid" style:text-underline-width="auto" style:text-underline-mode="continuous"/>
    </style:style>
    <style:style style:name="T174" style:parent-style-name="預設段落字型" style:family="text">
      <style:text-properties style:font-name-asian="標楷體" style:letter-kerning="false"/>
    </style:style>
    <style:style style:name="T175" style:parent-style-name="預設段落字型" style:family="text">
      <style:text-properties style:font-name-asian="標楷體" style:letter-kerning="false" fo:language="en" fo:country="AU"/>
    </style:style>
    <style:style style:name="T176" style:parent-style-name="預設段落字型" style:family="text">
      <style:text-properties style:font-name-asian="標楷體" style:letter-kerning="false"/>
    </style:style>
    <style:style style:name="T177" style:parent-style-name="預設段落字型" style:family="text">
      <style:text-properties style:font-name-asian="標楷體" style:letter-kerning="false" fo:language="en" fo:country="AU"/>
    </style:style>
    <style:style style:name="T178" style:parent-style-name="預設段落字型" style:family="text">
      <style:text-properties style:font-name-asian="標楷體" style:letter-kerning="false" style:text-underline-type="single" style:text-underline-style="solid" style:text-underline-width="auto" style:text-underline-mode="continuous"/>
    </style:style>
    <style:style style:name="T179" style:parent-style-name="預設段落字型" style:family="text">
      <style:text-properties style:font-name-asian="標楷體" style:letter-kerning="false" fo:language="en" fo:country="AU"/>
    </style:style>
    <style:style style:name="T180" style:parent-style-name="預設段落字型" style:family="text">
      <style:text-properties style:font-name-asian="標楷體" style:letter-kerning="false"/>
    </style:style>
    <style:style style:name="T181" style:parent-style-name="預設段落字型" style:family="text">
      <style:text-properties style:font-name-asian="標楷體" style:letter-kerning="false" fo:language="en" fo:country="AU"/>
    </style:style>
    <style:style style:name="T182" style:parent-style-name="預設段落字型" style:family="text">
      <style:text-properties style:font-name-asian="標楷體" style:letter-kerning="false" style:text-underline-type="single" style:text-underline-style="solid" style:text-underline-width="auto" style:text-underline-mode="continuous"/>
    </style:style>
    <style:style style:name="T183" style:parent-style-name="預設段落字型" style:family="text">
      <style:text-properties style:font-name-asian="標楷體" style:letter-kerning="false" fo:language="en" fo:country="AU"/>
    </style:style>
    <style:style style:name="T184" style:parent-style-name="預設段落字型" style:family="text">
      <style:text-properties style:font-name-asian="標楷體" style:letter-kerning="false"/>
    </style:style>
    <style:style style:name="T185" style:parent-style-name="預設段落字型" style:family="text">
      <style:text-properties style:font-name-asian="標楷體" style:letter-kerning="false" fo:language="en" fo:country="AU"/>
    </style:style>
    <style:style style:name="P186" style:parent-style-name="內文" style:family="paragraph">
      <style:paragraph-properties fo:text-align="justify" fo:line-height="0.1944in"/>
      <style:text-properties style:font-name-asian="標楷體" style:letter-kerning="false" fo:font-size="10pt" style:font-size-asian="10pt" style:font-size-complex="10pt"/>
    </style:style>
    <style:style style:name="P187" style:parent-style-name="本文" style:family="paragraph">
      <style:paragraph-properties fo:line-height="0.1944in" fo:margin-left="0.4979in" fo:text-indent="-0.4861in">
        <style:tab-stops/>
      </style:paragraph-properties>
    </style:style>
    <style:style style:name="T188" style:parent-style-name="預設段落字型" style:family="text">
      <style:text-properties style:font-name-asian="標楷體" style:letter-kerning="false" fo:font-size="10pt" style:font-size-asian="10pt" style:font-size-complex="10pt"/>
    </style:style>
    <style:style style:name="T189" style:parent-style-name="預設段落字型" style:family="text">
      <style:text-properties style:font-name-asian="標楷體" style:letter-kerning="false" fo:font-size="10pt" style:font-size-asian="10pt" style:font-size-complex="10pt"/>
    </style:style>
    <style:style style:name="T190" style:parent-style-name="預設段落字型" style:family="text">
      <style:text-properties style:font-name-asian="標楷體" style:letter-kerning="false" fo:font-size="10pt" style:font-size-asian="10pt" style:font-size-complex="10pt"/>
    </style:style>
    <style:style style:name="T191" style:parent-style-name="預設段落字型" style:family="text">
      <style:text-properties style:font-name-asian="標楷體" style:letter-kerning="false" fo:font-size="10pt" style:font-size-asian="10pt" style:font-size-complex="10pt"/>
    </style:style>
    <style:style style:name="T192" style:parent-style-name="預設段落字型" style:family="text">
      <style:text-properties style:font-name-asian="標楷體" style:letter-kerning="false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bookmark-start text:name="OLE_LINK20"/><text:bookmark-start text:name="OLE_LINK21"/>Termination of Adoption</text:p>
      <text:p text:style-name="P2"><text:bookmark-end text:name="OLE_LINK20"/><text:bookmark-end text:name="OLE_LINK21"/></text:p>
      <text:p text:style-name="P3"><text:span text:style-name="T4">Th</text:span><text:span text:style-name="T5">is<text:s/></text:span><text:span text:style-name="T6">Termination of Adoption</text:span><text:span text:style-name="T7"><text:s/>is signed by<text:s/></text:span><text:span text:style-name="T8">the a</text:span><text:span text:style-name="T9">doptive</text:span><text:span text:style-name="T10"><text:s/></text:span><text:span text:style-name="T11">f</text:span><text:span text:style-name="T12">ather</text:span><text:span text:style-name="T13"><text:s text:c="20"/></text:span><text:span text:style-name="T14">/ m</text:span><text:span text:style-name="T15">othe</text:span><text:span text:style-name="T16">r<text:s/></text:span><text:span text:style-name="T17"><text:s text:c="17"/></text:span><text:span text:style-name="T18">(name) and the adopted son/daughter<text:s/></text:span><text:span text:style-name="T19"><text:s text:c="24"/></text:span><text:span text:style-name="T20"><text:s/>(name),<text:s/></text:span><text:span text:style-name="T21">hereby agree to end the adoptive relationship<text:s/></text:span><text:span text:style-name="T22">dated</text:span><text:span text:style-name="T23"><text:s/>on</text:span><text:span text:style-name="T24"><text:s/></text:span><text:span text:style-name="T25"><text:s text:c="20"/></text:span><text:span text:style-name="T26"><text:s/></text:span><text:span text:style-name="T27">(</text:span><text:span text:style-name="T28">yy/mm/dd</text:span><text:span text:style-name="T29">)</text:span><text:span text:style-name="T30">. <text:s/>In order to stand as a witness, this T</text:span><text:span text:style-name="T31">ermination of<text:s/></text:span><text:span text:style-name="T32">A</text:span><text:span text:style-name="T33">doption</text:span><text:span text:style-name="T34"><text:s/>is hereby made as evidence</text:span><text:span text:style-name="T35">.</text:span></text:p>
      <text:p text:style-name="P36"/>
      <text:h text:style-name="P37" text:outline-level="2"><text:span text:style-name="T38"><draw:frame draw:z-index="251658240" draw:id="id0" draw:style-name="a0" draw:name="Text Box 15" text:anchor-type="paragraph" svg:x="3.41319in" svg:y="7.14861in" svg:width="3.625in" svg:height="0.375in" style:rel-width="scale" style:rel-height="scale"><draw:text-box><text:p text:style-name="P39"><text:span text:style-name="T40">West District Household Registration Office</text:span><text:span text:style-name="T41"><text:s/></text:span><text:span text:style-name="T42">,</text:span><text:span text:style-name="T43">Taichung City</text:span></text:p><text:p text:style-name="內文"/></draw:text-box><svg:title/><svg:desc/></draw:frame></text:span><text:span text:style-name="T44"><draw:frame draw:z-index="251657216" draw:id="id1" draw:style-name="a1" draw:name="Text Box 14" text:anchor-type="paragraph" svg:x="2.91319in" svg:y="7.02361in" svg:width="0.75in" svg:height="0.875in" style:rel-width="scale" style:rel-height="scale"><draw:text-box><text:p text:style-name="P45"><text:span text:style-name="T46"><draw:frame draw:z-index="0" draw:id="id2" draw:style-name="a2" draw:name="Picture 1" text:anchor-type="as-char" svg:x="0in" svg:y="0in" svg:width="0.38681in" svg:height="0.48125in" style:rel-width="scale" style:rel-height="scale"><draw:object-ole draw:class-id="00020907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/text:p></draw:text-box><svg:title/><svg:desc/></draw:frame></text:span><text:span text:style-name="T47">Agreed by</text:span></text:h>
      <text:p text:style-name="P48"><text:span text:style-name="T49">Adoptive<text:s/></text:span><text:span text:style-name="T50">Father:<text:s/></text:span><text:span text:style-name="T51"><text:s text:c="21"/></text:span><text:span text:style-name="T52"><text:s/></text:span><text:span text:style-name="T53"><text:s text:c="5"/></text:span><text:span text:style-name="T54"><text:s/>(Sign</text:span><text:span text:style-name="T55">ature/Seal</text:span><text:span text:style-name="T56">)</text:span></text:p>
      <text:p text:style-name="P57"><text:span text:style-name="T58">ID</text:span><text:span text:style-name="T59"><text:s/></text:span><text:span text:style-name="T60">N</text:span><text:span text:style-name="T61">o.</text:span><text:span text:style-name="T62">:</text:span><text:span text:style-name="T63"><text:s/></text:span><text:span text:style-name="T64"><text:s text:c="30"/></text:span></text:p>
      <text:p text:style-name="P65"><text:span text:style-name="T66">Adoptive</text:span><text:span text:style-name="T67"><text:s/>Mother:<text:s/></text:span><text:span text:style-name="T68"><text:s text:c="25"/></text:span><text:span text:style-name="T69"><text:s/></text:span><text:span text:style-name="T70"><text:s/></text:span><text:span text:style-name="T71">(Sign</text:span><text:span text:style-name="T72">ature/Seal</text:span><text:span text:style-name="T73">)</text:span></text:p>
      <text:p text:style-name="P74"><text:span text:style-name="T75">ID</text:span><text:span text:style-name="T76"><text:s/></text:span><text:span text:style-name="T77">N</text:span><text:span text:style-name="T78">o.</text:span><text:span text:style-name="T79">:</text:span><text:span text:style-name="T80"><text:s text:c="29"/></text:span></text:p>
      <text:p text:style-name="P81"><text:span text:style-name="T82">Address:</text:span><text:span text:style-name="T83"><text:s/></text:span><text:span text:style-name="T84"><text:s text:c="44"/></text:span></text:p>
      <text:p text:style-name="P85"><text:span text:style-name="T86">Phone No.:</text:span><text:span text:style-name="T87"><text:s text:c="29"/></text:span></text:p>
      <text:p text:style-name="P88"/>
      <text:p text:style-name="P89"><text:span text:style-name="T90">Name of<text:s/></text:span><text:span text:style-name="T91">Adopted</text:span><text:span text:style-name="T92"><text:s/>Son/Daughter</text:span><text:span text:style-name="T93">:<text:s/></text:span><text:span text:style-name="T94"><text:s text:c="8"/></text:span><text:span text:style-name="T95"><text:s text:c="3"/></text:span><text:span text:style-name="T96"><text:s text:c="2"/></text:span><text:span text:style-name="T97"><text:s text:c="2"/></text:span><text:span text:style-name="T98">(Sign</text:span><text:span text:style-name="T99">ature/Seal</text:span><text:span text:style-name="T100">)</text:span><text:span text:style-name="T101"><text:s text:c="4"/></text:span></text:p>
      <text:p text:style-name="P102"><text:span text:style-name="T103">ID</text:span><text:span text:style-name="T104"><text:s/></text:span><text:span text:style-name="T105">N</text:span><text:span text:style-name="T106">o.<text:s/></text:span><text:span text:style-name="T107">:</text:span><text:span text:style-name="T108"><text:s text:c="30"/></text:span></text:p>
      <text:p text:style-name="P109"><text:span text:style-name="T110">Address:</text:span><text:span text:style-name="T111"><text:s/></text:span><text:span text:style-name="T112"><text:s text:c="36"/></text:span></text:p>
      <text:p text:style-name="P113"><text:span text:style-name="T114">Phone No.:</text:span><text:span text:style-name="T115"><text:s text:c="30"/></text:span></text:p>
      <text:p text:style-name="P116"><text:span text:style-name="T117">Legal<text:s/></text:span><text:span text:style-name="T118">Representative</text:span><text:span text:style-name="T119"><text:s/>of<text:s/></text:span><text:span text:style-name="T120">Adopted</text:span><text:span text:style-name="T121"><text:s/>Son/Daughter:<text:s/></text:span><text:span text:style-name="T122">(</text:span><text:span text:style-name="T123">Adopted</text:span><text:span text:style-name="T124"><text:s/>Son/Daughter who<text:s/></text:span><text:span text:style-name="T125">is over 20 is</text:span><text:span text:style-name="T126"><text:s/>not required to fill out this portion)</text:span></text:p>
      <text:p text:style-name="P127"><text:span text:style-name="T128">Name of<text:s/></text:span><text:span text:style-name="T129">Biological</text:span><text:span text:style-name="T130"><text:s/>Father</text:span><text:span text:style-name="T131">:</text:span><text:span text:style-name="T132"><text:s text:c="15"/></text:span><text:span text:style-name="T133"><text:s/></text:span><text:span text:style-name="T134"><text:s text:c="4"/></text:span><text:span text:style-name="T135"><text:s/></text:span><text:span text:style-name="T136">(Sign</text:span><text:span text:style-name="T137">ature/Seal</text:span><text:span text:style-name="T138">)</text:span></text:p>
      <text:p text:style-name="P139"><text:span text:style-name="T140">ID</text:span><text:span text:style-name="T141"><text:s/></text:span><text:span text:style-name="T142">N</text:span><text:span text:style-name="T143">o.</text:span><text:span text:style-name="T144">:</text:span><text:span text:style-name="T145"><text:s text:c="43"/></text:span></text:p>
      <text:p text:style-name="P146"><text:span text:style-name="T147">Name of<text:s/></text:span><text:span text:style-name="T148">Biological</text:span><text:span text:style-name="T149"><text:s/>Mother</text:span><text:span text:style-name="T150">:</text:span><text:span text:style-name="T151"><text:s text:c="20"/></text:span><text:span text:style-name="T152">(Sign</text:span><text:span text:style-name="T153">ature/Seal</text:span><text:span text:style-name="T154">)</text:span></text:p>
      <text:p text:style-name="P155"><text:span text:style-name="T156">ID</text:span><text:span text:style-name="T157"><text:s/></text:span><text:span text:style-name="T158">N</text:span><text:span text:style-name="T159">o.</text:span><text:span text:style-name="T160">:</text:span><text:span text:style-name="T161"><text:s text:c="37"/></text:span></text:p>
      <text:p text:style-name="P162"><text:span text:style-name="T163">Address:</text:span><text:span text:style-name="T164"><text:s text:c="37"/></text:span></text:p>
      <text:p text:style-name="P165"><text:span text:style-name="T166">Phone No</text:span><text:span text:style-name="T167">.</text:span><text:span text:style-name="T168">:</text:span><text:span text:style-name="T169"><text:s text:c="34"/></text:span></text:p>
      <text:p text:style-name="P170"><text:span text:style-name="T171">Date of Application</text:span><text:span text:style-name="T172">：</text:span><text:span text:style-name="T173"><text:s text:c="20"/></text:span><text:span text:style-name="T174"><text:s/></text:span><text:span text:style-name="T175">（</text:span><text:span text:style-name="T176">y</text:span><text:span text:style-name="T177">）</text:span><text:span text:style-name="T178"><text:s text:c="17"/></text:span><text:span text:style-name="T179">（</text:span><text:span text:style-name="T180">m</text:span><text:span text:style-name="T181">）</text:span><text:span text:style-name="T182"><text:s text:c="18"/></text:span><text:span text:style-name="T183">（</text:span><text:span text:style-name="T184">d</text:span><text:span text:style-name="T185">）</text:span></text:p>
      <text:p text:style-name="P186"/>
      <text:p text:style-name="P187"><text:span text:style-name="T188">Note: Termination of adoptive relationship between minors and<text:s/></text:span><text:span text:style-name="T189">adoptive</text:span><text:span text:style-name="T190"><text:s/>parents<text:s/></text:span><text:span text:style-name="T191">shall be applied to the court for the admission and it shall become effective<text:s/></text:span><text:span text:style-name="T192">from the time of admission given by the court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Arial" svg:font-family="Arial" style:font-family-generic="swiss" style:font-pitch="variable" svg:panose-1="2 11 6 4 2 2 2 2 2 4"/>
    <style:font-face style:name="文鼎粗圓" svg:font-family="文鼎粗圓" style:font-family-generic="modern" style:font-pitch="fixed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keep-with-next="always" fo:text-align="center"/>
      <style:text-properties fo:font-weight="bold" style:font-weight-asian="bold" style:font-weight-complex="bold" fo:font-size="14pt" style:font-size-asian="14pt" fo:hyphenate="false"/>
    </style:style>
    <style:style style:name="標題2" style:display-name="標題 2" style:family="paragraph" style:parent-style-name="內文" style:next-style-name="內文" style:default-outline-level="2">
      <style:paragraph-properties fo:keep-with-next="always" fo:line-height="0.2777in"/>
      <style:text-properties style:font-name="標楷體" style:font-name-asian="標楷體" fo:font-weight="bold" style:font-weight-asian="bold" style:font-weight-complex="bold" fo:hyphenate="false"/>
    </style: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標題" style:display-name="標題" style:family="paragraph" style:parent-style-name="內文">
      <style:paragraph-properties fo:text-align="center"/>
      <style:text-properties fo:font-weight="bold" style:font-weight-asian="bold" style:font-weight-complex="bold" fo:font-size="16pt" style:font-size-asian="16pt" fo:hyphenate="false"/>
    </style:style>
    <style:style style:name="本文" style:display-name="本文" style:family="paragraph" style:parent-style-name="內文">
      <style:paragraph-properties fo:text-align="justify"/>
      <style:text-properties fo:hyphenate="false"/>
    </style:style>
    <style:style style:name="註解方塊文字" style:display-name="註解方塊文字" style:family="paragraph" style:parent-style-name="內文">
      <style:text-properties style:font-name="Arial" fo:font-size="9pt" style:font-size-asian="9pt" style:font-size-complex="9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.693in" fo:page-height="8.268in" style:print-orientation="landscape" fo:margin-top="0.3937in" fo:margin-left="0.7875in" fo:margin-bottom="0.3937in" fo:margin-right="0.5041in" style:num-format="1" style:writing-mode="lr-tb" style:layout-grid-mode="line" style:layout-grid-lines="29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Termination of Adoption</dc:title>
    <dc:subject>Termination of Adoption</dc:subject>
    <meta:initial-creator>內政部</meta:initial-creator>
    <dc:creator>陳澄瑞</dc:creator>
    <meta:creation-date>2016-03-23T01:57:00Z</meta:creation-date>
    <dc:date>2016-03-23T01:57:00Z</dc:date>
    <meta:print-date>2005-02-15T07:49:00Z</meta:print-date>
    <meta:template xlink:href="Normal.dotm" xlink:type="simple"/>
    <meta:editing-cycles>2</meta:editing-cycles>
    <meta:editing-duration>PT60S</meta:editing-duration>
    <meta:document-statistic meta:page-count="1" meta:paragraph-count="3" meta:word-count="240" meta:character-count="1605" meta:row-count="11" meta:non-whitespace-character-count="1368"/>
  </office:meta>
</office:document-meta>
</file>